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71cm" fo:min-width="13.97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color="#ff00cc"/>
    </style:style>
    <style:style style:name="P2" style:family="paragraph">
      <style:paragraph-properties fo:text-align="center"/>
    </style:style>
    <style:style style:name="P3" style:family="paragraph">
      <style:text-properties fo:color="#006600" fo:font-size="16pt" style:font-size-asian="16pt" style:font-size-complex="16pt"/>
    </style:style>
    <style:style style:name="T1" style:family="text">
      <style:text-properties fo:color="#ff00cc"/>
    </style:style>
    <style:style style:name="T2" style:family="text">
      <style:text-properties fo:color="#ff9900"/>
    </style:style>
    <style:style style:name="T3" style:family="text">
      <style:text-properties fo:color="#006600" fo:font-size="16pt" style:font-size-asian="16pt" style:font-size-complex="16pt"/>
    </style:style>
    <style:style style:name="T4" style:family="text">
      <style:text-properties fo:color="#000000"/>
    </style:style>
    <style:style style:name="T5" style:family="text">
      <style:text-properties fo:color="#ff6600"/>
    </style:style>
    <style:style style:name="T6" style:family="text">
      <style:text-properties fo:color="#006600"/>
    </style:style>
    <style:style style:name="T7" style:family="text">
      <style:text-properties fo:color="#009900"/>
    </style:style>
    <style:style style:name="T8" style:family="text">
      <style:text-properties fo:color="#ff33ff"/>
    </style:style>
    <style:style style:name="T9" style:family="text">
      <style:text-properties fo:color="#009933"/>
    </style:style>
    <style:style style:name="T10" style:family="text">
      <style:text-properties fo:color="#0000ff"/>
    </style:style>
    <style:style style:name="T11" style:family="text">
      <style:text-properties fo:color="#007826"/>
    </style:style>
    <style:style style:name="T12" style:family="text">
      <style:text-properties fo:color="#0000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16cm" svg:height="0.962cm" draw:transform="rotate (0.671253630317019) translate (2.752cm 5.639cm)">
          <draw:text-box>
            <text:p><text:span text:style-name="T1">1 2 3</text:span></text:p>
          </draw:text-box>
        </draw:frame>
        <draw:frame draw:style-name="gr1" draw:layer="layout" svg:width="2.974cm" svg:height="0.962cm" draw:transform="rotate (0.671253630317019) translate (3.996cm 4.622cm)">
          <draw:text-box>
            <text:p>4 5 6 7 8</text:p>
          </draw:text-box>
        </draw:frame>
        <draw:frame draw:style-name="gr1" draw:text-style-name="P1" draw:layer="layout" svg:width="1.916cm" svg:height="0.962cm" draw:transform="rotate (0.671253630317019) translate (17.153cm 5.94cm)">
          <draw:text-box>
            <text:p><text:span text:style-name="T1">1 2 3</text:span></text:p>
          </draw:text-box>
        </draw:frame>
        <draw:frame draw:style-name="gr1" draw:layer="layout" svg:width="2.97cm" svg:height="0.962cm" draw:transform="rotate (0.671253630317019) translate (13.997cm 4.623cm)">
          <draw:text-box>
            <text:p><text:span text:style-name="T2">4</text:span> 5 6 7 8</text:p>
          </draw:text-box>
        </draw:frame>
        <draw:path draw:style-name="gr2" draw:text-style-name="P2" draw:layer="layout" svg:width="0.567cm" svg:height="3.203cm" draw:transform="rotate (0.197396738400559) translate (16.4583051714001cm 3.1905260621441cm)" svg:viewBox="0 0 568 3204" svg:d="M0 34c365-167 513 318 486 574-31 285-131 556-96 857 34 302-34 608-106 905-63 264-145 596 86 820l198 14">
          <text:p/>
        </draw:path>
        <draw:custom-shape draw:style-name="gr3" draw:text-style-name="P2" draw:layer="layout" svg:width="5.588cm" svg:height="0.381cm" svg:x="7.326cm" svg:y="5.0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3" draw:layer="layout" svg:width="6.145cm" svg:height="0.882cm" svg:x="6.991cm" svg:y="4.308cm">
          <draw:text-box>
            <text:p><text:span text:style-name="T3">after rotation to the left</text:span></text:p>
          </draw:text-box>
        </draw:frame>
        <draw:frame draw:style-name="gr4" draw:layer="layout" svg:width="14.478cm" svg:height="13.76cm" svg:x="3.286cm" svg:y="6.847cm">
          <draw:text-box>
            <text:p>Given integer array and rotate the array to the left</text:p>
            <text:p>e.g. <text:s text:c="2"/><text:span text:style-name="T1">1 2 3</text:span> 4 5 6 7 8 → 4 5 6 7 8 <text:span text:style-name="T1">1 2 3</text:span></text:p>
            <text:p><text:span text:style-name="T1"/></text:p>
            <text:p><text:span text:style-name="T4">Find the maximum value of the rotated array</text:span></text:p>
            <text:p><text:span text:style-name="T4"/></text:p>
            <text:p><text:span text:style-name="T4">int </text:span><text:span text:style-name="T5">findMaxIndex</text:span><text:span text:style-name="T4">(int[][] arr, int </text:span><text:span text:style-name="T6">lo</text:span><text:span text:style-name="T4">, int </text:span><text:span text:style-name="T7">hi</text:span><text:span text:style-name="T4">)</text:span></text:p>
            <text:p><text:span text:style-name="T8">{</text:span></text:p>
            <text:p><text:span text:style-name="T4"><text:tab/></text:span><text:span text:style-name="T4">if(arr[</text:span><text:span text:style-name="T9">lo</text:span><text:span text:style-name="T4">] &lt; arr[</text:span><text:span text:style-name="T9">hi] || lo == hi</text:span><text:span text:style-name="T4">)</text:span></text:p>
            <text:p><text:span text:style-name="T4"><text:tab/></text:span><text:span text:style-name="T4"><text:tab/></text:span><text:span text:style-name="T4">return</text:span><text:span text:style-name="T9"> hi</text:span><text:span text:style-name="T4">;</text:span></text:p>
            <text:p><text:span text:style-name="T4"><text:tab/></text:span><text:span text:style-name="T4">int </text:span><text:span text:style-name="T10">mid</text:span><text:span text:style-name="T4"> = (</text:span><text:span text:style-name="T9">lo</text:span><text:span text:style-name="T4">+</text:span><text:span text:style-name="T9">hi</text:span><text:span text:style-name="T4">)/2;</text:span></text:p>
            <text:p><text:span text:style-name="T4"><text:tab/></text:span><text:span text:style-name="T4">if(arr[</text:span><text:span text:style-name="T11">lo</text:span><text:span text:style-name="T4">] &lt; arr[</text:span><text:span text:style-name="T10">mid</text:span><text:span text:style-name="T4">])</text:span></text:p>
            <text:p><text:span text:style-name="T4"><text:tab/></text:span><text:span text:style-name="T1">{</text:span></text:p>
            <text:p><text:span text:style-name="T4"><text:tab/></text:span><text:span text:style-name="T4"><text:tab/></text:span><text:span text:style-name="T4">return </text:span><text:span text:style-name="T5">findMaxIndex</text:span><text:span text:style-name="T4">(arr, </text:span><text:span text:style-name="T10">mid</text:span><text:span text:style-name="T4">, </text:span><text:span text:style-name="T9">hi</text:span><text:span text:style-name="T4">);</text:span></text:p>
            <text:p><text:span text:style-name="T4"><text:tab/></text:span><text:span text:style-name="T8">}</text:span></text:p>
            <text:p><text:span text:style-name="T4"><text:s text:c="7"/></text:span><text:span text:style-name="T4">else if(arr[</text:span><text:span text:style-name="T6">lo</text:span><text:span text:style-name="T4">] &gt; arr[</text:span><text:span text:style-name="T12">mid</text:span><text:span text:style-name="T4">])</text:span></text:p>
            <text:p><text:span text:style-name="T4"><text:s text:c="7"/></text:span><text:span text:style-name="T8">{</text:span></text:p>
            <text:p><text:span text:style-name="T4"><text:tab/></text:span><text:span text:style-name="T4"> <text:s text:c="6"/></text:span><text:span text:style-name="T4">return </text:span><text:span text:style-name="T5">findMaxIndex</text:span><text:span text:style-name="T4">(arr, </text:span><text:span text:style-name="T11">lo</text:span><text:span text:style-name="T4">, </text:span><text:span text:style-name="T10">mid</text:span><text:span text:style-name="T4">);</text:span></text:p>
            <text:p><text:span text:style-name="T4"><text:s text:c="7"/></text:span><text:span text:style-name="T1">}</text:span><text:span text:style-name="T4"><text:tab/></text:span></text:p>
            <text:p><text:span text:style-name="T1">}</text:span></text:p>
          </draw:text-box>
        </draw:frame>
        <draw:line draw:style-name="gr5" draw:text-style-name="P2" draw:layer="layout" svg:x1="13.954cm" svg:y1="5.064cm" svg:x2="20.431cm" svg:y2="5.064cm">
          <text:p/>
        </draw:line>
        <draw:line draw:style-name="gr5" draw:text-style-name="P2" draw:layer="layout" svg:x1="13.954cm" svg:y1="6.588cm" svg:x2="13.954cm" svg:y2="2.5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7T16:02:53.486847000</meta:creation-date>
    <dc:date>2015-08-18T11:36:25.991642000</dc:date>
    <meta:editing-duration>PT1H32M52S</meta:editing-duration>
    <meta:editing-cycles>4</meta:editing-cycles>
    <meta:generator>LibreOffice/4.2.5.2$MacOSX_X86_64 LibreOffice_project/61cb170a04bb1f12e77c884eab9192be736ec5f5</meta:generator>
    <meta:document-statistic meta:object-count="10"/>
  </office:meta>
</office:document-meta>
</file>